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21e" officeooo:paragraph-rsid="0000821e"/>
    </style:style>
    <style:style style:name="P2" style:family="paragraph" style:parent-style-name="Standard">
      <style:paragraph-properties fo:text-align="center" style:justify-single-word="false"/>
      <style:text-properties officeooo:rsid="0000821e" officeooo:paragraph-rsid="0000821e"/>
    </style:style>
    <style:style style:name="P3" style:family="paragraph" style:parent-style-name="Standard">
      <style:paragraph-properties fo:text-align="start" style:justify-single-word="false"/>
      <style:text-properties officeooo:rsid="00023dca" officeooo:paragraph-rsid="00023dca"/>
    </style:style>
    <style:style style:name="P4" style:family="paragraph" style:parent-style-name="Standard">
      <style:paragraph-properties fo:text-align="start" style:justify-single-word="false"/>
      <style:text-properties officeooo:rsid="00023dca" officeooo:paragraph-rsid="00023dca"/>
    </style:style>
    <style:style style:name="P5" style:family="paragraph" style:parent-style-name="Standard">
      <style:paragraph-properties fo:text-align="start" style:justify-single-word="false"/>
      <style:text-properties officeooo:rsid="00054fb1" officeooo:paragraph-rsid="00054fb1"/>
    </style:style>
    <style:style style:name="P6" style:family="paragraph" style:parent-style-name="Standard">
      <style:paragraph-properties fo:text-align="start" style:justify-single-word="false"/>
      <style:text-properties fo:font-size="20pt" officeooo:rsid="00054fb1" officeooo:paragraph-rsid="00054fb1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023dca" officeooo:paragraph-rsid="00023dca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12pt" officeooo:rsid="00023dca" officeooo:paragraph-rsid="00023dca" style:font-size-asian="10.5pt" style:font-size-complex="12pt"/>
    </style:style>
    <style:style style:name="T1" style:family="text">
      <style:text-properties officeooo:rsid="0002acb6"/>
    </style:style>
    <style:style style:name="T2" style:family="text">
      <style:text-properties officeooo:rsid="00054fb1"/>
    </style:style>
    <style:style style:name="T3" style:family="text">
      <style:text-properties officeooo:rsid="0005b2ad"/>
    </style:style>
    <style:style style:name="T4" style:family="text">
      <style:text-properties officeooo:rsid="0005e2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Y</text:p>
      <text:p text:style-name="P1">Damien</text:p>
      <text:p text:style-name="P1">Inf-S2 TP5B</text:p>
      <text:p text:style-name="P1"/>
      <text:p text:style-name="P2">SAÉ S2</text:p>
      <text:p text:style-name="P2">Les labyrinthes</text:p>
      <text:p text:style-name="P2"/>
      <text:p text:style-name="P3">Règles :</text:p>
      <text:p text:style-name="P3"><text:tab/>-Commenter ses lignes de code (Possiblement ajouter un docstring).</text:p>
      <text:p text:style-name="P3"><text:tab/>-Organiser son code (Possibilité de réécrire un code pour le rendre plus compréhensible).</text:p>
      <text:p text:style-name="P3"><text:tab/>-Respecter l’ordre (Si une partie a été faite en solo, prévenir pour éviter d’écrire le code en <text:tab/>double).</text:p>
      <text:p text:style-name="P3"><text:tab/>-Étudier le code de l’autre pour pouvoir répondre efficacement à l’oral.</text:p>
      <text:p text:style-name="P3"/>
      <text:p text:style-name="P3">Notes sur le code :</text:p>
      <text:p text:style-name="P3"/>
      <text:p text:style-name="P3">-<text:span text:style-name="T1">Comprendre la classe est essentiel pour commencer le code, elle est disponible sur le sujet.</text:span></text:p>
      <text:p text:style-name="P3"/>
      <text:p text:style-name="P3">-<text:span text:style-name="T2">La première question demandait de créer une initialisation ou tout les murs intérieurs étaient vides.</text:span></text:p>
      <text:p text:style-name="P5">J’ai donc, pour chaque case, associé les cases correspondantes à l’adjacence, en balayant à partir de (0,0) jusqu’à (height-1, width-1), en mettant des conditions dans les cas où l’on atteignait les bords droits ou bas, pour éviter de rajouter des arcs détruisant l’extérieur.</text:p>
      <text:p text:style-name="P6">/!\ Pour toute utilisation des murs, il faudra prendre en compte le balayage, signifiant que (0,0) vas vers (0,1), créant une sortie, mais sans que (0,1) aille vers (0,0).</text:p>
      <text:p text:style-name="P3"/>
      <text:p text:style-name="P8">- <text:span text:style-name="T3">add_walls et remove_walls sont simples, si on prends bien en compte l’inversion (un lien entre (0,0) et (0,1) veut bien signifier l’absence de murs)</text:span></text:p>
      <text:p text:style-name="P8"/>
      <text:p text:style-name="P8">- <text:span text:style-name="T3">get_walls créé une liste de tout les murs possibles, puis parcours les voisins dans le labyrinthe, et retire de la liste s’ils y sont.</text:span></text:p>
      <text:p text:style-name="P8"/>
      <text:p text:style-name="P7">- /!\ <text:span text:style-name="T4">la méthode empty est du même nom que l’attribut, donc je l’ai changé en clear.</text:span></text:p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2:29:30.574072381</meta:creation-date>
    <dc:date>2023-02-27T17:23:57.433707166</dc:date>
    <meta:editing-duration>PT1H9M5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235" meta:character-count="1416" meta:non-whitespace-character-count="1194"/>
  </office:meta>
</office:document-meta>
</file>